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5cm" svg:height="1.5cm" svg:x="9.186cm" svg:y="11.5cm">
          <text:p text:style-name="P1">IMEDI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cm" svg:x="9.186cm" svg:y="2.5cm">
          <text:p text:style-name="P1">Estación</text:p>
          <text:p text:style-name="P1">de visualizació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14cm" svg:height="3cm" svg:x="8.186cm" svg:y="7cm">
          <text:p text:style-name="P1">Intern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3cm" svg:x="5cm" svg:y="15cm">
          <text:p text:style-name="P1">Estación</text:p>
          <text:p text:style-name="P1">de adquisició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5cm" svg:y1="15cm" svg:x2="11.5cm" svg:y2="13cm">
          <text:p/>
        </draw:line>
        <draw:line draw:style-name="gr3" draw:text-style-name="P1" draw:layer="layout" svg:x1="11.886cm" svg:y1="7cm" svg:x2="11.886cm" svg:y2="5.5cm">
          <text:p/>
        </draw:line>
        <draw:line draw:style-name="gr3" draw:text-style-name="P1" draw:layer="layout" svg:x1="11.886cm" svg:y1="11.5cm" svg:x2="11.886cm" svg:y2="10cm">
          <text:p/>
        </draw:line>
        <draw:line draw:style-name="gr3" draw:text-style-name="P1" draw:layer="layout" svg:x1="11.386cm" svg:y1="5.5cm" svg:x2="11.386cm" svg:y2="7cm">
          <text:p/>
        </draw:line>
        <draw:line draw:style-name="gr3" draw:text-style-name="P1" draw:layer="layout" svg:x1="11.386cm" svg:y1="10cm" svg:x2="11.386cm" svg:y2="11.5cm">
          <text:p/>
        </draw:line>
        <draw:frame draw:style-name="gr4" draw:layer="layout" svg:width="2.61cm" svg:height="0.962cm" svg:x="10.5cm" svg:y="14.5cm">
          <draw:text-box>
            <text:p>DICOM</text:p>
          </draw:text-box>
        </draw:frame>
        <draw:frame draw:style-name="gr4" draw:layer="layout" svg:width="3.779cm" svg:height="0.962cm" svg:x="12.521cm" svg:y="6.038cm">
          <draw:text-box>
            <text:p>HTML/PNG</text:p>
          </draw:text-box>
        </draw:frame>
        <draw:custom-shape draw:style-name="gr2" draw:text-style-name="P1" draw:layer="layout" svg:width="5cm" svg:height="3cm" svg:x="13.5cm" svg:y="15cm">
          <text:p text:style-name="P1">PAC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cm" svg:y1="16.5cm" svg:x2="13.5cm" svg:y2="16.5cm">
          <text:p/>
        </draw:line>
        <draw:line draw:style-name="gr3" draw:text-style-name="P1" draw:layer="layout" svg:x1="16cm" svg:y1="15cm" svg:x2="12.5cm" svg:y2="13cm">
          <text:p/>
        </draw:line>
      </draw:page>
      <draw:page draw:name="page2" draw:style-name="dp1" draw:master-page-name="Predeterminado">
        <draw:custom-shape draw:style-name="gr1" draw:text-style-name="P1" draw:layer="layout" svg:width="5cm" svg:height="3cm" svg:x="12cm" svg:y="12cm">
          <text:p text:style-name="P1">IMEDI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cm" svg:x="12cm" svg:y="16.5cm">
          <text:p text:style-name="P1">DCM4CHE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5cm" svg:y1="16.5cm" svg:x2="14.5cm" svg:y2="15cm">
          <text:p/>
        </draw:line>
        <draw:frame draw:style-name="gr4" draw:layer="layout" svg:width="2.61cm" svg:height="0.962cm" svg:x="14.5cm" svg:y="15.3cm">
          <draw:text-box>
            <text:p>DICOM</text:p>
          </draw:text-box>
        </draw:frame>
        <draw:frame draw:style-name="gr4" draw:layer="layout" svg:width="2.61cm" svg:height="0.962cm" svg:x="14.5cm" svg:y="15.3cm">
          <draw:text-box>
            <text:p>DICO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smer </meta:initial-creator>
    <meta:creation-date>2012-11-21T11:45:20</meta:creation-date>
    <dc:date>2013-07-03T08:00:04</dc:date>
    <dc:creator>Dismer Ronda</dc:creator>
    <meta:editing-duration>PT01H42M33S</meta:editing-duration>
    <meta:editing-cycles>4</meta:editing-cycles>
    <meta:generator>OpenOffice.org/3.2$Linux OpenOffice.org_project/320m19$Build-9505</meta:generator>
    <meta:document-statistic meta:object-count="19"/>
  </office:meta>
</office:document-meta>
</file>